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erif" svg:font-family="'DejaVu Serif'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098cm" fo:margin-left="0.048cm" table:align="left"/>
    </style:style>
    <style:style style:name="Table1.A" style:family="table-column">
      <style:table-column-properties style:column-width="2.046cm"/>
    </style:style>
    <style:style style:name="Table1.B" style:family="table-column">
      <style:table-column-properties style:column-width="16.051cm"/>
    </style:style>
    <style:style style:name="Table1.1" style:family="table-row">
      <style:table-row-properties style:min-row-height="1.102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1.111cm"/>
    </style:style>
    <style:style style:name="Table1.4" style:family="table-row">
      <style:table-row-properties style:min-row-height="1.134cm"/>
    </style:style>
    <style:style style:name="Table1.5" style:family="table-row">
      <style:table-row-properties style:min-row-height="2.067cm"/>
    </style:style>
    <style:style style:name="Table2" style:family="table">
      <style:table-properties style:width="18.098cm" fo:margin-left="0.048cm" table:align="left"/>
    </style:style>
    <style:style style:name="Table2.A" style:family="table-column">
      <style:table-column-properties style:column-width="2.046cm"/>
    </style:style>
    <style:style style:name="Table2.B" style:family="table-column">
      <style:table-column-properties style:column-width="16.051cm"/>
    </style:style>
    <style:style style:name="Table2.1" style:family="table-row">
      <style:table-row-properties style:min-row-height="2.536cm"/>
    </style:style>
    <style:style style:name="Table2.A1" style:family="table-cell">
      <style:table-cell-properties fo:padding="0cm" fo:border="none" style:writing-mode="page"/>
    </style:style>
    <style:style style:name="Table2.2" style:family="table-row">
      <style:table-row-properties style:min-row-height="1.588cm"/>
    </style:style>
    <style:style style:name="Table4" style:family="table">
      <style:table-properties style:width="18.08cm" fo:margin-left="0.019cm" table:align="left"/>
    </style:style>
    <style:style style:name="Table4.A" style:family="table-column">
      <style:table-column-properties style:column-width="2.046cm"/>
    </style:style>
    <style:style style:name="Table4.B" style:family="table-column">
      <style:table-column-properties style:column-width="16.034cm"/>
    </style:style>
    <style:style style:name="Table4.1" style:family="table-row">
      <style:table-row-properties style:min-row-height="0.949cm"/>
    </style:style>
    <style:style style:name="Table4.A1" style:family="table-cell">
      <style:table-cell-properties fo:padding="0cm" fo:border="none" style:writing-mode="page"/>
    </style:style>
    <style:style style:name="Table4.2" style:family="table-row">
      <style:table-row-properties style:min-row-height="1.102cm"/>
    </style:style>
    <style:style style:name="Table4.3" style:family="table-row">
      <style:table-row-properties style:min-row-height="0.995cm"/>
    </style:style>
    <style:style style:name="Table4.5" style:family="table-row">
      <style:table-row-properties style:min-row-height="2.182cm"/>
    </style:style>
    <style:style style:name="Table3" style:family="table">
      <style:table-properties style:width="17.962cm" fo:margin-left="0.136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469cm"/>
    </style:style>
    <style:style style:name="Table3.1" style:family="table-row">
      <style:table-row-properties style:min-row-height="0.628cm"/>
    </style:style>
    <style:style style:name="Table3.A1" style:family="table-cell">
      <style:table-cell-properties fo:padding="0cm" fo:border="none" style:writing-mode="page"/>
    </style:style>
    <style:style style:name="Table3.2" style:family="table-row">
      <style:table-row-properties style:min-row-height="0.663cm"/>
    </style:style>
    <style:style style:name="P1" style:family="paragraph" style:parent-style-name="Horizontal_20_Line">
      <style:paragraph-properties fo:margin-top="0.101cm" fo:margin-bottom="0.101cm" style:contextual-spacing="false"/>
      <style:text-properties style:font-name="DejaVu Serif" officeooo:paragraph-rsid="000d3cf5"/>
    </style:style>
    <style:style style:name="P2" style:family="paragraph" style:parent-style-name="Horizontal_20_Line">
      <style:paragraph-properties fo:margin-top="0cm" fo:margin-bottom="0.203cm" style:contextual-spacing="false"/>
      <style:text-properties style:font-name="DejaVu Serif" officeooo:paragraph-rsid="000d3cf5"/>
    </style:style>
    <style:style style:name="P3" style:family="paragraph" style:parent-style-name="Horizontal_20_Line">
      <style:paragraph-properties fo:margin-left="0cm" fo:margin-right="0.102cm" fo:margin-top="0cm" fo:margin-bottom="0.203cm" style:contextual-spacing="false" fo:text-indent="0cm" style:auto-text-indent="false"/>
      <style:text-properties style:font-name="DejaVu Serif" officeooo:paragraph-rsid="001cc1ec"/>
    </style:style>
    <style:style style:name="P4" style:family="paragraph" style:parent-style-name="Horizontal_20_Line">
      <style:paragraph-properties fo:margin-top="0cm" fo:margin-bottom="0.203cm" style:contextual-spacing="false"/>
      <style:text-properties style:font-name="DejaVu Serif"/>
    </style:style>
    <style:style style:name="P5" style:family="paragraph" style:parent-style-name="Standard">
      <style:text-properties style:font-name="DejaVu Serif"/>
    </style:style>
    <style:style style:name="P6" style:family="paragraph" style:parent-style-name="Standard">
      <style:text-properties style:font-name="DejaVu Serif" fo:font-size="14pt" fo:font-weight="bold" officeooo:rsid="000d3cf5" officeooo:paragraph-rsid="000d3cf5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-0.953cm" fo:margin-top="0.356cm" fo:margin-bottom="0cm" style:contextual-spacing="false" fo:text-indent="0cm" style:auto-text-indent="false" fo:background-color="transparent"/>
      <style:text-properties style:font-name="DejaVu Serif" fo:font-size="14pt" fo:font-weight="bold" officeooo:rsid="000d3cf5" officeooo:paragraph-rsid="000d3cf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erif" fo:font-size="14pt" fo:font-weight="bold" officeooo:rsid="0012e481" officeooo:paragraph-rsid="0012e481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erif" fo:font-size="14pt" fo:language="en" fo:country="GB" fo:font-weight="bold" officeooo:rsid="000e1d10" officeooo:paragraph-rsid="000e1d10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erif" officeooo:paragraph-rsid="0012e481"/>
    </style:style>
    <style:style style:name="P11" style:family="paragraph" style:parent-style-name="Standard">
      <style:text-properties style:font-name="DejaVu Serif" fo:font-size="10.5pt" officeooo:rsid="0012e481" officeooo:paragraph-rsid="0012e481" style:font-size-asian="10.5pt" style:font-size-complex="10.5pt"/>
    </style:style>
    <style:style style:name="P12" style:family="paragraph" style:parent-style-name="Table_20_Contents">
      <style:text-properties style:font-name="DejaVu Serif" fo:font-size="10.5pt" officeooo:rsid="0012e481" officeooo:paragraph-rsid="0012e481" style:font-size-asian="10.5pt" style:font-size-complex="10.5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officeooo:paragraph-rsid="0012e481" style:font-size-asian="10.5pt" style:font-size-complex="10.5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officeooo:paragraph-rsid="00103292" style:font-size-asian="10.5pt" style:font-size-complex="10.5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officeooo:paragraph-rsid="00103292" style:font-size-asian="10.5pt" style:font-size-complex="10.5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officeooo:paragraph-rsid="0010e770" style:font-size-asian="10.5pt" style:font-size-complex="10.5pt"/>
    </style:style>
    <style:style style:name="P17" style:family="paragraph" style:parent-style-name="Table_20_Contents">
      <style:text-properties style:font-name="DejaVu Serif" fo:font-size="10.5pt" officeooo:rsid="0010e770" officeooo:paragraph-rsid="0010e770" style:font-size-asian="10.5pt" style:font-size-complex="10.5pt"/>
    </style:style>
    <style:style style:name="P18" style:family="paragraph" style:parent-style-name="Table_20_Contents">
      <style:text-properties style:font-name="DejaVu Serif" fo:font-size="10.5pt" officeooo:rsid="0010e770" officeooo:paragraph-rsid="0012e481" style:font-size-asian="10.5pt" style:font-size-complex="10.5pt"/>
    </style:style>
    <style:style style:name="P19" style:family="paragraph" style:parent-style-name="Table_20_Contents">
      <style:text-properties style:font-name="DejaVu Serif" fo:font-size="10.5pt" officeooo:rsid="0010e770" officeooo:paragraph-rsid="001cc1ec" style:font-size-asian="10.5pt" style:font-size-complex="10.5pt"/>
    </style:style>
    <style:style style:name="P20" style:family="paragraph" style:parent-style-name="Table_20_Contents">
      <style:text-properties style:font-name="DejaVu Serif" fo:font-size="10.5pt" officeooo:paragraph-rsid="0012e481" style:font-size-asian="10.5pt" style:font-size-complex="10.5pt"/>
    </style:style>
    <style:style style:name="P21" style:family="paragraph" style:parent-style-name="Table_20_Contents">
      <style:text-properties style:font-name="DejaVu Serif" fo:font-size="10.5pt" officeooo:rsid="001cc1ec" officeooo:paragraph-rsid="001cc1ec" style:font-size-asian="10.5pt" style:font-size-complex="10.5pt"/>
    </style:style>
    <style:style style:name="P22" style:family="paragraph" style:parent-style-name="Table_20_Contents">
      <style:text-properties style:font-name="DejaVu Serif" fo:font-size="10.5pt" officeooo:rsid="001cfb1a" officeooo:paragraph-rsid="001cfb1a" style:font-size-asian="10.5pt" style:font-size-complex="10.5pt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font-weight="normal" officeooo:rsid="0012e481" officeooo:paragraph-rsid="0012e481" style:font-size-asian="10.5pt" style:font-weight-asian="normal" style:font-size-complex="10.5pt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erif" fo:font-size="10.5pt" fo:language="en" fo:country="US" fo:font-weight="normal" officeooo:rsid="0012e481" officeooo:paragraph-rsid="0012e481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erif" fo:font-size="10.5pt" fo:font-weight="bold" officeooo:paragraph-rsid="0012e481" style:font-size-asian="10.5pt" style:font-weight-asian="bold" style:font-size-complex="10.5pt" style:font-weight-complex="bold"/>
    </style:style>
    <style:style style:name="P26" style:family="paragraph" style:parent-style-name="Standard">
      <style:text-properties style:font-name="DejaVu Serif" officeooo:rsid="001cc1ec" officeooo:paragraph-rsid="001cc1ec"/>
    </style:style>
    <style:style style:name="P27" style:family="paragraph" style:parent-style-name="Standard" style:master-page-name="">
      <loext:graphic-properties draw:fill="none"/>
      <style:paragraph-properties fo:margin-left="-0.318cm" fo:margin-right="-0.953cm" fo:text-indent="-0.318cm" style:auto-text-indent="false" style:page-number="auto" fo:background-color="transparent"/>
      <style:text-properties style:font-name="DejaVu Serif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paragraph-rsid="001cc1ec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Serif-Bold" fo:font-size="10.5pt" fo:font-weight="bold" officeooo:rsid="001cc1ec" officeooo:paragraph-rsid="001cc1ec" style:font-size-asian="10.5pt" style:font-weight-asian="bold" style:font-size-complex="10.5pt" style:font-weight-complex="bold"/>
    </style:style>
    <style:style style:name="P30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Serif" fo:font-size="10.5pt" fo:language="en" fo:country="GB" officeooo:rsid="000d4f4e" officeooo:paragraph-rsid="001cc1ec" style:font-size-asian="10.5pt" style:font-size-complex="10.5pt"/>
    </style:style>
    <style:style style:name="P31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paragraph-rsid="001cc1ec"/>
    </style:style>
    <style:style style:name="P32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officeooo:rsid="001cc1ec" officeooo:paragraph-rsid="001cc1ec" style:font-size-asian="10.5pt" style:font-size-complex="10.5pt"/>
    </style:style>
    <style:style style:name="P33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officeooo:paragraph-rsid="00173e06" style:font-size-asian="10.5pt" style:font-size-complex="10.5pt"/>
    </style:style>
    <style:style style:name="P34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1cc1ec" officeooo:paragraph-rsid="001cc1ec" style:font-size-asian="10.5pt" style:font-size-complex="10.5pt"/>
    </style:style>
    <style:style style:name="P35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1cc1ec" officeooo:paragraph-rsid="001cc1ec" style:font-size-asian="10.5pt" style:font-size-complex="10.5pt"/>
    </style:style>
    <style:style style:name="P36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10e770" officeooo:paragraph-rsid="0010e770" style:font-size-asian="10.5pt" style:font-size-complex="10.5pt"/>
    </style:style>
    <style:style style:name="P37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0d4f4e" officeooo:paragraph-rsid="0013ed2c" style:font-size-asian="10.5pt" style:font-size-complex="10.5pt"/>
    </style:style>
    <style:style style:name="P38" style:family="paragraph" style:parent-style-name="Text_20_body" style:list-style-name="L3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GB" officeooo:rsid="000d4f4e" officeooo:paragraph-rsid="0012e481" style:font-size-asian="10.5pt" style:font-size-complex="10.5pt"/>
    </style:style>
    <style:style style:name="P39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US" officeooo:rsid="001cc1ec" officeooo:paragraph-rsid="001cc1ec" style:font-size-asian="10.5pt" style:font-size-complex="10.5pt"/>
    </style:style>
    <style:style style:name="P40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DejaVu Serif" fo:font-size="10.5pt" fo:language="en" fo:country="US" officeooo:rsid="001cc1ec" officeooo:paragraph-rsid="001cc1ec" style:font-size-asian="10.5pt" style:font-size-complex="10.5pt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style:font-name="DejaVu Serif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1ec" style:font-weight-asian="bold" style:font-weight-complex="bold"/>
    </style:style>
    <style:style style:name="T3" style:family="text">
      <style:text-properties fo:language="en" fo:country="GB" officeooo:rsid="000d4f4e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fo:font-weight="bold" officeooo:rsid="000e1d10" style:font-weight-asian="bold" style:font-weight-complex="bold"/>
    </style:style>
    <style:style style:name="T6" style:family="text">
      <style:text-properties fo:language="en" fo:country="GB" fo:font-weight="bold" officeooo:rsid="000d4f4e" style:font-weight-asian="bold" style:font-weight-complex="bold"/>
    </style:style>
    <style:style style:name="T7" style:family="text">
      <style:text-properties fo:language="en" fo:country="GB" officeooo:rsid="0010e770"/>
    </style:style>
    <style:style style:name="T8" style:family="text">
      <style:text-properties fo:language="en" fo:country="GB" officeooo:rsid="001cc1ec"/>
    </style:style>
    <style:style style:name="T9" style:family="text">
      <style:text-properties officeooo:rsid="000e1d10"/>
    </style:style>
    <style:style style:name="T10" style:family="text">
      <style:text-properties officeooo:rsid="00103292"/>
    </style:style>
    <style:style style:name="T11" style:family="text">
      <style:text-properties officeooo:rsid="0010e770"/>
    </style:style>
    <style:style style:name="T12" style:family="text">
      <style:text-properties fo:language="en" fo:country="US" officeooo:rsid="0010e770"/>
    </style:style>
    <style:style style:name="T13" style:family="text">
      <style:text-properties fo:language="en" fo:country="US" fo:font-weight="bold" officeooo:rsid="0010e770" style:font-weight-asian="bold" style:font-weight-complex="bold"/>
    </style:style>
    <style:style style:name="T14" style:family="text">
      <style:text-properties officeooo:rsid="0012e481"/>
    </style:style>
    <style:style style:name="T15" style:family="text">
      <style:text-properties officeooo:rsid="000d3cf5"/>
    </style:style>
    <style:style style:name="T16" style:family="text">
      <style:text-properties officeooo:rsid="001cc1ec"/>
    </style:style>
    <style:style style:name="T17" style:family="text">
      <style:text-properties style:font-name="DejaVu Serif" fo:font-size="10.5pt" fo:language="en" fo:country="US" fo:font-weight="bold" officeooo:rsid="001cc1ec" style:font-size-asian="10.5pt" style:font-weight-asian="bold" style:font-size-complex="10.5pt" style:font-weight-complex="bold"/>
    </style:style>
    <style:style style:name="T18" style:family="text">
      <style:text-properties style:font-name="DejaVu Serif" fo:font-size="10.5pt" fo:language="en" fo:country="US" fo:font-weight="normal" officeooo:rsid="00103292" style:font-size-asian="10.5pt" style:font-weight-asian="normal" style:font-size-complex="10.5pt" style:font-weight-complex="normal"/>
    </style:style>
    <style:style style:name="T19" style:family="text">
      <style:text-properties style:font-name="DejaVu Serif" fo:font-size="10.5pt" fo:language="en" fo:country="US" fo:font-weight="normal" officeooo:rsid="001cc1ec" style:font-size-asian="10.5pt" style:font-weight-asian="normal" style:font-size-complex="10.5pt" style:font-weight-complex="normal"/>
    </style:style>
    <style:style style:name="T20" style:family="text">
      <style:text-properties officeooo:rsid="0013ed2c"/>
    </style:style>
    <style:style style:name="T21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22" style:family="text">
      <style:text-properties fo:font-size="14pt" fo:language="en" fo:country="GB" fo:font-weight="bold" officeooo:rsid="000e1d10" style:font-size-asian="14pt" style:font-weight-asian="bold" style:font-size-complex="14pt" style:font-weight-complex="bold"/>
    </style:style>
    <style:style style:name="T23" style:family="text">
      <style:text-properties style:font-name="DejaVuSerif" fo:font-size="10.5pt" style:font-size-asian="10.5pt"/>
    </style:style>
    <style:style style:name="T24" style:family="text">
      <style:text-properties style:font-name="DejaVuSerif" fo:font-size="10.5pt" fo:language="en" fo:country="GB" officeooo:rsid="000d4f4e" style:font-size-asian="10.5pt" style:font-size-complex="10.5pt"/>
    </style:style>
    <style:style style:name="T25" style:family="text">
      <style:text-properties style:font-name="DejaVu Serif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DejaVu Serif" fo:font-size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62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5"><draw:frame text:anchor-type="paragraph" draw:z-index="0" draw:name="Shape1" draw:style-name="gr1" draw:text-style-name="P42" svg:width="10.586cm" svg:height="2.363cm" svg:x="3.787cm" svg:y="0.25cm"><draw:text-box><text:p text:style-name="P41"><text:span text:style-name="T25">Gregor Porsch</text:span></text:p><text:p text:style-name="P41"><text:span text:style-name="T26">Kirchfeldallee 91, 93055 Regensburg</text:span></text:p><text:p text:style-name="P41"><text:span text:style-name="T26">+49 0159 06140212 | porschgregor@gmail.com</text:span></text:p></draw:text-box></draw:frame></text:p>
      <text:p text:style-name="P6"/>
      <text:p text:style-name="P6"/>
      <text:p text:style-name="P6"/>
      <text:p text:style-name="P7">EDUCATION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2017 -</text:p>
            <text:p text:style-name="P21">2018</text:p>
          </table:table-cell>
          <table:table-cell table:style-name="Table1.A1" office:value-type="string">
            <text:p text:style-name="P28"><text:span text:style-name="T17">University of Hamburg</text:span><text:span text:style-name="T18"> </text:span><text:span text:style-name="T19">MSc Computer Science</text:span></text:p>
            <text:list xml:id="list525389122" text:style-name="L1">
              <text:list-item>
                <text:p text:style-name="P32">Expected graduation in June 2018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7">2016 -</text:p>
            <text:p text:style-name="P17">2017</text:p>
          </table:table-cell>
          <table:table-cell table:style-name="Table1.A1" office:value-type="string">
            <text:p text:style-name="P15"><text:span text:style-name="T1">University of </text:span><text:span text:style-name="T4">Cambri</text:span><text:span text:style-name="T5">d</text:span><text:span text:style-name="T4">ge</text:span><text:span text:style-name="T1">, Trinity College</text:span> MASt <text:span text:style-name="T16">Applicable </text:span>Mathematic<text:span text:style-name="T10">s</text:span></text:p>
            <text:list xml:id="list222249605199248" text:continue-numbering="true" text:style-name="L1">
              <text:list-item>
                <text:p text:style-name="P34"><text:span text:style-name="T9">P</text:span>art III (postgraduate), focus on statistics and probabilit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7">2015 -</text:p>
            <text:p text:style-name="P17">2016</text:p>
          </table:table-cell>
          <table:table-cell table:style-name="Table1.A1" office:value-type="string">
            <text:p text:style-name="P14"><text:span text:style-name="T2">U</text:span><text:span text:style-name="T1">niversity of </text:span><text:span text:style-name="T5">Cambridge</text:span><text:span text:style-name="T1">, Trinity College</text:span> <text:span text:style-name="T9">Visiting</text:span><text:span text:style-name="T3"> Scholar in </text:span><text:span text:style-name="T8">Pure </text:span><text:span text:style-name="T3">Mathematics</text:span></text:p>
            <text:list xml:id="list1975838789" text:style-name="L2">
              <text:list-item>
                <text:p text:style-name="P35"><text:span text:style-name="T11">P</text:span>art II (undergraduate), focus on logic and combinatorics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17">2012 -</text:p>
            <text:p text:style-name="P17">201<text:span text:style-name="T16">7</text:span></text:p>
          </table:table-cell>
          <table:table-cell table:style-name="Table1.A1" office:value-type="string">
            <text:p text:style-name="P16"><text:span text:style-name="T13">Studienstiftung des deutschen Volkes</text:span> <text:span text:style-name="T12">Scholarship</text:span></text:p>
            <text:list xml:id="list222249795755144" text:continue-numbering="true" text:style-name="L2">
              <text:list-item>
                <text:p text:style-name="P36">Awarded for outstanding academic potential; extended in 2014, <text:span text:style-name="T16">20</text:span>16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17">2011 -</text:p>
            <text:p text:style-name="P17">2015</text:p>
          </table:table-cell>
          <table:table-cell table:style-name="Table1.A1" office:value-type="string">
            <text:p text:style-name="P16"><text:span text:style-name="T13">University of Hamburg</text:span> <text:span text:style-name="T12">BSc Computer Science</text:span></text:p>
            <text:list xml:id="list222249147635973" text:continue-numbering="true" text:style-name="L2">
              <text:list-item>
                <text:p text:style-name="P33"><text:span text:style-name="T3">T</text:span><text:span text:style-name="T7">op of the year, GPA 1.15 (Germany)</text:span></text:p>
              </text:list-item>
              <text:list-item>
                <text:p text:style-name="P39"><text:span text:style-name="T20">P</text:span>rojects on Android development (Java, Scala, Python) and network security</text:p>
              </text:list-item>
              <text:list-item>
                <text:p text:style-name="P39">Dissertation on model checking (algorithms implemented in Python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7">2009 - </text:p>
            <text:p text:style-name="P17">2011</text:p>
          </table:table-cell>
          <table:table-cell table:style-name="Table1.A1" office:value-type="string">
            <text:p text:style-name="P16"><text:span text:style-name="T13">Gymnasium Allee</text:span> <text:span text:style-name="T12">A levels (Abitur)</text:span></text:p>
            <text:list xml:id="list222249991607141" text:continue-numbering="true" text:style-name="L2">
              <text:list-item>
                <text:p text:style-name="P36">Top of the year, GPA 1.0 (Germany)</text:p>
              </text:list-item>
            </text:list>
          </table:table-cell>
        </table:table-row>
      </table:table>
      <text:p text:style-name="P9">WORK EXPERIENCE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2016</text:p>
          </table:table-cell>
          <table:table-cell table:style-name="Table2.A1" office:value-type="string">
            <text:p text:style-name="P25">Summer Intern, Royal Bank of Scotland, Technology Audit, London</text:p>
            <text:list xml:id="list222249395230485" text:continue-list="list222249605199248" text:style-name="L1">
              <text:list-item>
                <text:p text:style-name="P34">Audited a large-scale technology migration project involving ETL</text:p>
              </text:list-item>
              <text:list-item>
                <text:p text:style-name="P40">Performed control-design assessments and produced written reports</text:p>
              </text:list-item>
              <text:list-item>
                <text:p text:style-name="P37">Spotted a possible improvement in the company’s security policy; was invited to present the suggestion to the Head of Technology Audit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20"><text:span text:style-name="T11">201</text:span><text:span text:style-name="T14">2 -</text:span></text:p>
            <text:p text:style-name="P12">2015</text:p>
          </table:table-cell>
          <table:table-cell table:style-name="Table2.A1" office:value-type="string">
            <text:p text:style-name="P13"><text:span text:style-name="T1"><text:s/></text:span><text:span text:style-name="T6">Assistant Teacher, University of Hamburg, Informatics Department</text:span></text:p>
            <text:list text:style-name="L3">
              <text:list-item>
                <text:p text:style-name="P38">Supervised example classes (~ 10 participants) and gave tutorial lectures <text:s text:c="3"/>(~ 100 participants) for several theoretical and practical courses</text:p>
              </text:list-item>
            </text:list>
          </table:table-cell>
        </table:table-row>
      </table:table>
      <text:p text:style-name="P26"><text:span text:style-name="T22">P</text:span><text:span text:style-name="T21">ROGRAMMING EXPERTISE</text:span></text:p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2016</text:p>
          </table:table-cell>
          <table:table-cell table:style-name="Table4.A1" office:value-type="string">
            <text:p text:style-name="P29">Payments Authorisation App for Android, RBS Hackathon London</text:p>
            <text:list xml:id="list222248146787362" text:continue-list="list222249395230485" text:style-name="L1">
              <text:list-item>
                <text:p text:style-name="P30">Three days of development using Java and XML</text:p>
              </text:list-item>
            </text:list>
          </table:table-cell>
        </table:table-row>
        <table:table-row table:style-name="Table4.2">
          <table:table-cell table:style-name="Table4.A1" office:value-type="string">
            <text:p text:style-name="P22">2014</text:p>
          </table:table-cell>
          <table:table-cell table:style-name="Table4.A1" office:value-type="string">
            <text:p text:style-name="P29">Online Chess App for Android, Bachelor Project at University</text:p>
            <text:list xml:id="list222249327774529" text:continue-numbering="true" text:style-name="L1">
              <text:list-item>
                <text:p text:style-name="P30">Three weeks of development using Scala, Python, pgSQL, XML, JSON, TCP/IP</text:p>
              </text:list-item>
            </text:list>
          </table:table-cell>
        </table:table-row>
        <table:table-row table:style-name="Table4.3">
          <table:table-cell table:style-name="Table4.A1" office:value-type="string">
            <text:p text:style-name="P19">2016</text:p>
          </table:table-cell>
          <table:table-cell table:style-name="Table4.A1" office:value-type="string">
            <text:p text:style-name="P29">Wikipedia Categorisation Robot, Wikimania Hackathon in Hong Kong</text:p>
            <text:list xml:id="list222249827538127" text:continue-numbering="true" text:style-name="L1">
              <text:list-item>
                <text:p text:style-name="P30">Two days of development using Python, pgSQL, TCP/IP, JSON</text:p>
              </text:list-item>
            </text:list>
          </table:table-cell>
        </table:table-row>
        <table:table-row table:style-name="Table4.2">
          <table:table-cell table:style-name="Table4.A1" office:value-type="string">
            <text:p text:style-name="P19">2016</text:p>
          </table:table-cell>
          <table:table-cell table:style-name="Table4.A1" office:value-type="string">
            <text:p text:style-name="P29">Algorithms and System Software, Lecture Courses at University of Hamburg</text:p>
            <text:list xml:id="list222249704826075" text:continue-numbering="true" text:style-name="L1">
              <text:list-item>
                <text:p text:style-name="P31"><text:span text:style-name="T24">Attended: Foundations of System Software, Algorithms &amp; Data Structures, </text:span><text:span text:style-name="T23">Software Development I/II/III, Advanced Algorithms, Theoretical Computer </text:span><text:span text:style-name="T24">Science I/II, Computer Architecture, Foundations of Knowledge Processing</text:span></text:p>
              </text:list-item>
            </text:list>
          </table:table-cell>
        </table:table-row>
        <table:table-row table:style-name="Table4.5">
          <table:table-cell table:style-name="Table4.A1" office:value-type="string">
            <text:p text:style-name="P19">2016</text:p>
          </table:table-cell>
          <table:table-cell table:style-name="Table4.A1" office:value-type="string">
            <text:p text:style-name="P29">Programming Concepts, Teaching at University of Hamburg</text:p>
            <text:list xml:id="list222248846288884" text:continue-numbering="true" text:style-name="L1">
              <text:list-item>
                <text:p text:style-name="P31"><text:span text:style-name="T24">Supervised classes and gave tutorials in: Software Development (Java), </text:span><text:span text:style-name="T23">Functional Programming (Racket), Logic Programming (Prolog), Theoretical </text:span><text:span text:style-name="T24">Computer Science (Algorithms &amp; Logic)</text:span></text:p>
              </text:list-item>
            </text:list>
          </table:table-cell>
        </table:table-row>
      </table:table>
      <text:p text:style-name="P8"><text:span text:style-name="T15">S</text:span>KILLS &amp; INTERESTS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Languages</text:p>
          </table:table-cell>
          <table:table-cell table:style-name="Table3.A1" office:value-type="string">
            <text:p text:style-name="P11">German (native), English (fluent), Russian (CEFR A1)</text:p>
          </table:table-cell>
        </table:table-row>
        <table:table-row table:style-name="Table3.2">
          <table:table-cell table:style-name="Table3.A1" office:value-type="string">
            <text:p text:style-name="P12">Technology</text:p>
          </table:table-cell>
          <table:table-cell table:style-name="Table3.A1" office:value-type="string">
            <text:p text:style-name="P23">Python, Scala, Java, R, SQL, Excel, VBA, TCP/IP, XML, JSON, Linux, Android</text:p>
          </table:table-cell>
        </table:table-row>
        <table:table-row table:style-name="Table3.1">
          <table:table-cell table:style-name="Table3.A1" office:value-type="string">
            <text:p text:style-name="P11">Societies</text:p>
          </table:table-cell>
          <table:table-cell table:style-name="Table3.A1" office:value-type="string">
            <text:p text:style-name="P24">Dancesport Team, Marshall Society, German Society</text:p>
          </table:table-cell>
        </table:table-row>
        <table:table-row>
          <table:table-cell table:style-name="Table3.A1" office:value-type="string">
            <text:p text:style-name="P11">Interests</text:p>
          </table:table-cell>
          <table:table-cell table:style-name="Table3.A1" office:value-type="string">
            <text:p text:style-name="P24">Machine Learning, Economics, Russian Literature, Ballroom Dancing, Chess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erif" svg:font-family="'DejaVu Serif'" style:font-family-generic="roman" style:font-pitch="variable"/>
    <style:font-face style:name="DejaVuSerif" svg:font-family="DejaVuSerif" style:font-family-generic="roman" style:font-pitch="variable"/>
    <style:font-face style:name="DejaVuSerif-Bold" svg:font-family="DejaVuSerif-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1.422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1T16:28:16.804000000</meta:creation-date>
    <dc:date>2024-01-01T22:22:46.997252080</dc:date>
    <meta:editing-duration>P5DT6H47M52S</meta:editing-duration>
    <meta:editing-cycles>16</meta:editing-cycles>
    <meta:generator>LibreOffice/7.5.4.2$MacOSX_X86_64 LibreOffice_project/36ccfdc35048b057fd9854c757a8b67ec53977b6</meta:generator>
    <meta:print-date>2020-07-12T12:08:42.580000000</meta:print-date>
    <meta:document-statistic meta:table-count="4" meta:image-count="0" meta:object-count="0" meta:page-count="1" meta:paragraph-count="62" meta:word-count="377" meta:character-count="2608" meta:non-whitespace-character-count="2305"/>
  </office:meta>
</office:document-meta>
</file>